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B00000256B866D440C813CAC6.png" manifest:media-type="image/png"/>
  <manifest:file-entry manifest:full-path="Pictures/1000000000000222000000DEE675E1A9A6D99339.png" manifest:media-type="image/png"/>
  <manifest:file-entry manifest:full-path="Pictures/10000000000002A1000001BAD7AF004029740876.png" manifest:media-type="image/png"/>
  <manifest:file-entry manifest:full-path="Pictures/10000000000002200000015BB86D9A012BD2B8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caab" officeooo:paragraph-rsid="0013caab"/>
    </style:style>
    <style:style style:name="P2" style:family="paragraph" style:parent-style-name="Standard">
      <style:paragraph-properties fo:text-align="center" style:justify-single-word="false"/>
      <style:text-properties officeooo:rsid="0013caab" officeooo:paragraph-rsid="0013caab"/>
    </style:style>
    <style:style style:name="P3" style:family="paragraph" style:parent-style-name="Standard">
      <style:paragraph-properties fo:text-align="center" style:justify-single-word="false"/>
      <style:text-properties officeooo:rsid="0014320e" officeooo:paragraph-rsid="0014320e"/>
    </style:style>
    <style:style style:name="P4" style:family="paragraph" style:parent-style-name="Standard">
      <style:paragraph-properties fo:text-align="center" style:justify-single-word="false"/>
      <style:text-properties officeooo:rsid="0013caab" officeooo:paragraph-rsid="0013ca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[1]</text:p>
      <text:p text:style-name="P2"/>
      <text:p text:style-name="P2"/>
      <text:p text:style-name="P2"/>
      <text:p text:style-name="P2"><draw:frame draw:style-name="fr2" draw:name="Image1" text:anchor-type="paragraph" svg:width="5.6665in" svg:height="3.6146in" draw:z-index="1"><draw:image xlink:href="Pictures/10000000000002200000015BB86D9A012BD2B845.png" xlink:type="simple" xlink:show="embed" xlink:actuate="onLoad"/></draw:frame></text:p>
      <text:p text:style-name="P2"/>
      <text:p text:style-name="P2"><draw:frame draw:style-name="fr3" draw:name="Image3" text:anchor-type="paragraph" svg:x="0.278in" svg:y="0.2055in" svg:width="5.6098in" svg:height="3.6839in" draw:z-index="2"><draw:image xlink:href="Pictures/10000000000002A1000001BAD7AF00402974087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4" text:anchor-type="paragraph" svg:width="4.4925in" svg:height="1.8264in" draw:z-index="3"><draw:image xlink:href="Pictures/1000000000000222000000DEE675E1A9A6D993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BLEM [2]</text:p>
      <text:p text:style-name="P3"><draw:frame draw:style-name="fr1" draw:name="Image2" text:anchor-type="paragraph" svg:width="8.1063in" svg:height="4.8327in" draw:z-index="0"><draw:image xlink:href="Pictures/10000000000003EB00000256B866D440C813CA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caab" officeooo:paragraph-rsid="0013ca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el Ortiz<text:tab/>2321<text:tab/>26.04.2018</text:p>
        <text:p text:style-name="MP1"><text:tab/>HWCHXI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1:16:56.707196816</meta:creation-date>
    <dc:date>2018-04-26T12:59:29.546193967</dc:date>
    <meta:editing-duration>PT9M39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4" meta:word-count="9" meta:character-count="56" meta:non-whitespace-character-count="50"/>
  </office:meta>
</office:document-meta>
</file>